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rsid="000faf0a" officeooo:paragraph-rsid="000faf0a"/>
    </style:style>
    <style:style style:name="P3" style:family="paragraph" style:parent-style-name="Standard">
      <style:text-properties fo:font-size="18pt" officeooo:rsid="000faf0a" officeooo:paragraph-rsid="000e379f" style:font-size-asian="15.75pt" style:font-size-complex="18pt"/>
    </style:style>
    <style:style style:name="P4" style:family="paragraph" style:parent-style-name="Heading_20_1">
      <style:text-properties officeooo:paragraph-rsid="0012f264"/>
    </style:style>
    <style:style style:name="P5" style:family="paragraph" style:parent-style-name="Heading_20_1">
      <style:text-properties officeooo:paragraph-rsid="000faf0a"/>
    </style:style>
    <style:style style:name="P6" style:family="paragraph" style:parent-style-name="Standard" style:list-style-name="L1">
      <style:text-properties officeooo:rsid="000c5d10" officeooo:paragraph-rsid="0012f264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rsid="000b75a8" officeooo:paragraph-rsid="000b75a8"/>
    </style:style>
    <style:style style:name="P9" style:family="paragraph" style:parent-style-name="Standard" style:list-style-name="L4">
      <style:text-properties officeooo:rsid="000e379f" officeooo:paragraph-rsid="000e379f"/>
    </style:style>
    <style:style style:name="P10" style:family="paragraph" style:parent-style-name="Standard" style:list-style-name="L4">
      <style:text-properties officeooo:rsid="000e379f" officeooo:paragraph-rsid="000faf0a"/>
    </style:style>
    <style:style style:name="P11" style:family="paragraph" style:parent-style-name="Standard" style:list-style-name="L4">
      <style:text-properties officeooo:rsid="0018d3b8" officeooo:paragraph-rsid="0018d3b8"/>
    </style:style>
    <style:style style:name="P12" style:family="paragraph" style:parent-style-name="Standard" style:list-style-name="L4">
      <style:text-properties officeooo:rsid="0014d9e5" officeooo:paragraph-rsid="0014d9e5"/>
    </style:style>
    <style:style style:name="P13" style:family="paragraph" style:parent-style-name="Standard" style:list-style-name="L4">
      <style:text-properties officeooo:rsid="001c481a" officeooo:paragraph-rsid="001c481a"/>
    </style:style>
    <style:style style:name="P14" style:family="paragraph" style:parent-style-name="Standard" style:list-style-name="L4">
      <style:text-properties officeooo:rsid="001c481a" officeooo:paragraph-rsid="0025a28d"/>
    </style:style>
    <style:style style:name="P15" style:family="paragraph" style:parent-style-name="Standard">
      <style:text-properties fo:font-size="18pt" officeooo:rsid="0022f13d" officeooo:paragraph-rsid="0022f13d" style:font-size-asian="15.75pt" style:font-size-complex="18pt"/>
    </style:style>
    <style:style style:name="P16" style:family="paragraph" style:parent-style-name="Text_20_body" style:list-style-name="L3">
      <style:text-properties fo:font-weight="bold" officeooo:rsid="001e83c5" officeooo:paragraph-rsid="001e83c5" style:font-weight-asian="bold" style:font-weight-complex="bold"/>
    </style:style>
    <style:style style:name="P17" style:family="paragraph" style:parent-style-name="Text_20_body" style:list-style-name="L3">
      <style:text-properties fo:font-weight="bold" officeooo:rsid="001e83c5" officeooo:paragraph-rsid="00214f2d" style:font-weight-asian="bold" style:font-weight-complex="bold"/>
    </style:style>
    <style:style style:name="P18" style:family="paragraph" style:parent-style-name="Text_20_body" style:list-style-name="L3">
      <style:text-properties fo:font-weight="bold" officeooo:rsid="001e83c5" officeooo:paragraph-rsid="00205d34" style:font-weight-asian="bold" style:font-weight-complex="bold"/>
    </style:style>
    <style:style style:name="T1" style:family="text">
      <style:text-properties officeooo:rsid="000ee4e1"/>
    </style:style>
    <style:style style:name="T2" style:family="text">
      <style:text-properties officeooo:rsid="000faf0a"/>
    </style:style>
    <style:style style:name="T3" style:family="text">
      <style:text-properties officeooo:rsid="001d9cb0"/>
    </style:style>
    <style:style style:name="T4" style:family="text">
      <style:text-properties officeooo:rsid="00214f2d"/>
    </style:style>
    <style:style style:name="T5" style:family="text">
      <style:text-properties officeooo:rsid="00215f15"/>
    </style:style>
    <style:style style:name="T6" style:family="text">
      <style:text-properties officeooo:rsid="0022f13d"/>
    </style:style>
    <style:style style:name="T7" style:family="text">
      <style:text-properties officeooo:rsid="0023b0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AIXA</text:h>
      <text:p text:style-name="Standard">lançamento de movimentação (recebimento e pagamentos);</text:p>
      <text:h text:style-name="P4" text:outline-level="1">Atores envolvidos:</text:h>
      <text:list text:style-name="L1">
        <text:list-item>
          <text:p text:style-name="P6">O Estabelecimento</text:p>
        </text:list-item>
        <text:list-item>
          <text:p text:style-name="P6">O Devedor</text:p>
        </text:list-item>
        <text:list-item>
          <text:p text:style-name="P6">O Credor</text:p>
        </text:list-item>
      </text:list>
      <text:p text:style-name="P15"/>
      <text:h text:style-name="Heading_20_1" text:outline-level="1">O LANÇAMENTO</text:h>
      <text:p text:style-name="P1">os lançamentos devem conter:</text:p>
      <text:list text:style-name="L2">
        <text:list-item>
          <text:p text:style-name="P7">valor principal;</text:p>
        </text:list-item>
        <text:list-item>
          <text:p text:style-name="P7">valor desconto;</text:p>
        </text:list-item>
        <text:list-item>
          <text:p text:style-name="P7">valor multa;</text:p>
        </text:list-item>
        <text:list-item>
          <text:p text:style-name="P7">valor juros;</text:p>
        </text:list-item>
        <text:list-item>
          <text:p text:style-name="P7">valor total;</text:p>
        </text:list-item>
        <text:list-item>
          <text:p text:style-name="P7">nome do credor/devedor;</text:p>
        </text:list-item>
        <text:list-item>
          <text:p text:style-name="P7">descrição do lançamento;</text:p>
        </text:list-item>
        <text:list-item>
          <text:p text:style-name="P7">o lançamento pode ser dividido em mais de um tipo de lançamento (exemplo, metade no cartão, metade no dinheiro)</text:p>
        </text:list-item>
        <text:list-item>
          <text:p text:style-name="P8">data de vencimento</text:p>
        </text:list-item>
        <text:list-item>
          <text:p text:style-name="P8">data do pagamento</text:p>
        </text:list-item>
      </text:list>
      <text:h text:style-name="Heading_20_1" text:outline-level="1"/>
      <text:h text:style-name="Heading_20_1" text:outline-level="1"><text:span text:style-name="T1">Despesas</text:span> Fixas</text:h>
      <text:list text:style-name="L3">
        <text:list-item>
          <text:p text:style-name="P16"><text:span text:style-name="T5">Dois</text:span> Tipos de Despesas Fixas:</text:p>
          <text:list>
            <text:list-item>
              <text:p text:style-name="P17">com valor fixo</text:p>
              <text:p text:style-name="P17"><text:span text:style-name="T4">1.1.1 </text:span>mesmo credor, porém, despesa diferente. (exemplo, pagamento separado para mesma pessoa de aluguel e iptu).</text:p>
            </text:list-item>
            <text:list-item>
              <text:p text:style-name="P16">com valor variável</text:p>
              <text:list>
                <text:list-header>
                  <text:p text:style-name="P18"><text:span text:style-name="T4">1.2.1 </text:span>mesmo credor, porém, <text:span text:style-name="T7">os valores variam de uma cobrança para outra</text:span>. (exemplo, á<text:span text:style-name="T7">gua, luz</text:span>).</text:p>
                </text:list-header>
              </text:list>
            </text:list-item>
          </text:list>
        </text:list-item>
      </text:list>
      <text:list xml:id="list439552766" text:style-name="L4">
        <text:list-item>
          <text:p text:style-name="P9">nome do credor</text:p>
        </text:list-item>
        <text:list-item>
          <text:p text:style-name="P11">descrição (aluguel, luva, parcelamento)</text:p>
        </text:list-item>
        <text:list-item>
          <text:p text:style-name="P12">dia d<text:span text:style-name="T3">o vencimento</text:span></text:p>
        </text:list-item>
        <text:list-item>
          <text:p text:style-name="P9">valor</text:p>
        </text:list-item>
        <text:list-item>
          <text:p text:style-name="P14">data da baixa <text:span text:style-name="T6">(para ser informada no dia do recebimento).</text:span></text:p>
        </text:list-item>
      </text:list>
      <text:p text:style-name="P3"/>
      <text:h text:style-name="P5" text:outline-level="1"><text:span text:style-name="T2">Receit</text:span><text:span text:style-name="T1">as</text:span> Fixas</text:h>
      <text:list text:continue-numbering="true" text:style-name="L4">
        <text:list-item>
          <text:p text:style-name="P10">nome do devedor</text:p>
        </text:list-item>
        <text:list-item>
          <text:p text:style-name="P11"><text:soft-page-break/>descrição (aluguel, luva, parcelamento)</text:p>
        </text:list-item>
        <text:list-item>
          <text:p text:style-name="P12">dia d<text:span text:style-name="T3">o vencimento</text:span></text:p>
        </text:list-item>
        <text:list-item>
          <text:p text:style-name="P10">valor</text:p>
        </text:list-item>
        <text:list-item>
          <text:p text:style-name="P13">data da baixa <text:span text:style-name="T6">(para ser informada no dia do recebimento).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5T20:34:50.464193104</meta:creation-date>
    <dc:date>2024-04-18T15:28:09.505082680</dc:date>
    <meta:editing-duration>PT10H53M49S</meta:editing-duration>
    <meta:editing-cycles>23</meta:editing-cycles>
    <meta:generator>LibreOffice/24.2.2.2$Linux_X86_64 LibreOffice_project/427a8baee0312a7693737440f205d2e411d50bad</meta:generator>
    <meta:document-statistic meta:table-count="0" meta:image-count="0" meta:object-count="0" meta:page-count="2" meta:paragraph-count="35" meta:word-count="176" meta:character-count="1001" meta:non-whitespace-character-count="886"/>
  </office:meta>
</office:document-meta>
</file>